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6cdc" officeooo:paragraph-rsid="00126cdc"/>
    </style:style>
    <style:style style:name="P2" style:family="paragraph" style:parent-style-name="Standard">
      <style:text-properties fo:font-size="16pt" style:text-underline-style="solid" style:text-underline-width="auto" style:text-underline-color="font-color" fo:font-weight="bold" officeooo:rsid="00126cdc" officeooo:paragraph-rsid="00126cdc" style:font-size-asian="16pt" style:font-weight-asian="bold" style:font-size-complex="16pt" style:font-weight-complex="bold"/>
    </style:style>
    <style:style style:name="P3" style:family="paragraph" style:parent-style-name="Standard">
      <style:text-properties officeooo:rsid="00126cdc" officeooo:paragraph-rsid="00126cdc"/>
    </style:style>
    <style:style style:name="P4" style:family="paragraph" style:parent-style-name="Standard">
      <style:text-properties officeooo:rsid="0014ce3d" officeooo:paragraph-rsid="0014ce3d"/>
    </style:style>
    <style:style style:name="P5" style:family="paragraph" style:parent-style-name="Text_20_body">
      <style:text-properties officeooo:rsid="0014ce3d" officeooo:paragraph-rsid="0014ce3d"/>
    </style:style>
    <style:style style:name="P6" style:family="paragraph" style:parent-style-name="Text_20_body" style:list-style-name="L1">
      <style:paragraph-properties fo:margin-top="0in" fo:margin-bottom="0in" loext:contextual-spacing="false" fo:padding="0.0193in" fo:border="0.06pt solid #e3e3e3"/>
    </style:style>
    <style:style style:name="P7" style:family="paragraph" style:parent-style-name="Text_20_body" style:list-style-name="L1">
      <style:paragraph-properties fo:padding="0.0193in" fo:border="0.06pt solid #e3e3e3"/>
    </style:style>
    <style:style style:name="T1" style:family="text">
      <style:text-properties fo:font-weight="bold" style:font-weight-asian="bold" style:font-weight-complex="bold"/>
    </style:style>
    <style:style style:name="T2" style:family="text">
      <style:text-properties loext:padding="0.0193in" loext:border="0.06pt solid #e3e3e3"/>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set:</text:p>
      <text:p text:style-name="P1"/>
      <text:p text:style-name="P1">In dataset we have Annotations, daySequence1, daySequence2, dayTrain, nightSequence1, nightSequence2, nightTrain, sample-dayClip6, sample-nightClip1 folders each purposeful.</text:p>
      <text:p text:style-name="P1"/>
      <text:p text:style-name="P1"><text:span text:style-name="T1">Annotations</text:span> folder contains annotated data of daySequence1, daySequence2, dayTrain, nightSequence1, nightSequence2, nightTrain folders.</text:p>
      <text:p text:style-name="P1"/>
      <text:p text:style-name="P1"><text:span text:style-name="T1">daySequence1</text:span>, <text:span text:style-name="T1">daySequence2</text:span>, <text:span text:style-name="T1">nightSequence1</text:span>, <text:span text:style-name="T1">nightSequence2</text:span> have frames folder containing images.</text:p>
      <text:p text:style-name="P1"/>
      <text:p text:style-name="P1"><text:span text:style-name="T1">dayTrain</text:span>, <text:span text:style-name="T1">nightTrain</text:span> have dayClip1,…, dayClip13 and nightClip1,…, nightClip5 folders containing frames folder of the images for training.</text:p>
      <text:p text:style-name="P1"/>
      <text:p text:style-name="P4">1. Separate train, validation and test datasets. Train and validation sets will have also annotated images in them. Testing will only have non annotated images in them.</text:p>
      <text:p text:style-name="P4">2. After that, write a basic code to call YOLO8 model and then simply just train it for day and night sequences as given in the dataset, check the results of the training and try on the validation tests, improve the performance on the validation sets.</text:p>
      <text:p text:style-name="P4">3. Finally run the model on the test sets. Check and note the results and quote them in the report and presentation.</text:p>
      <text:p text:style-name="P4">4. Find some alternative ways to do extra things than just simple yolo8 training on lisa traffic light detection datasets, something hopefully innovative as well.</text:p>
      <text:p text:style-name="P4">5. Make a report and presentation in detail on this.</text:p>
      <text:p text:style-name="P4">6. Populate everything and push to the github repo. Prepare for the presentation. Finished.</text:p>
      <text:p text:style-name="P4"/>
      <text:p text:style-name="P5"><text:span text:style-name="Strong_20_Emphasis"><text:span text:style-name="T2">Train Folder</text:span></text:span>:</text:p>
      <text:list xml:id="list2193301834" text:style-name="L1">
        <text:list-item>
          <text:list>
            <text:list-item>
              <text:p text:style-name="P6">This folder will contain images along with their corresponding annotations for training the model.</text:p>
            </text:list-item>
            <text:list-item>
              <text:p text:style-name="P6">For each image in the train folder, there should be a corresponding annotation file (e.g., CSV file) containing the bounding box coordinates and other relevant information.</text:p>
            </text:list-item>
            <text:list-item>
              <text:p text:style-name="P6">Ensure that the train folder has a diverse set of images representing various scenarios, lighting conditions, and traffic situations that the model needs to learn from.</text:p>
            </text:list-item>
          </text:list>
        </text:list-item>
        <text:list-item>
          <text:p text:style-name="P7"><text:span text:style-name="Strong_20_Emphasis"><text:span text:style-name="T2">Validation Folder</text:span></text:span>:</text:p>
          <text:list>
            <text:list-item>
              <text:p text:style-name="P6">This folder is used for tuning hyperparameters and monitoring the performance of the model during training.</text:p>
            </text:list-item>
            <text:list-item>
              <text:p text:style-name="P6">It should contain a subset of images from the dataset that are not used for training.</text:p>
            </text:list-item>
            <text:list-item>
              <text:p text:style-name="P6">Like the train folder, each image in the validation folder should have a corresponding annotation file for evaluation purposes.</text:p>
            </text:list-item>
          </text:list>
        </text:list-item>
        <text:list-item>
          <text:p text:style-name="P7"><text:span text:style-name="Strong_20_Emphasis"><text:span text:style-name="T2">Test Folder</text:span></text:span>:</text:p>
          <text:list>
            <text:list-item>
              <text:p text:style-name="P6">The test folder is used for evaluating the final performance of the trained model on unseen data.</text:p>
            </text:list-item>
            <text:list-item>
              <text:p text:style-name="P6"><text:soft-page-break/>It should contain a separate set of images that the model has not been exposed to during training or validation.</text:p>
            </text:list-item>
            <text:list-item>
              <text:p text:style-name="P7">Unlike the train and validation folders, the test folder does not require annotations, as the goal is to evaluate the model's performance on unannotated images.</text:p>
            </text:list-item>
          </text:list>
        </text:list-item>
      </text:list>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7T01:23:06.721768896</meta:creation-date>
    <dc:date>2024-02-18T02:39:44.397360130</dc:date>
    <meta:editing-duration>PT4H28M20S</meta:editing-duration>
    <meta:editing-cycles>2</meta:editing-cycles>
    <meta:generator>LibreOffice/6.4.7.2$Linux_X86_64 LibreOffice_project/40$Build-2</meta:generator>
    <meta:document-statistic meta:table-count="0" meta:image-count="0" meta:object-count="0" meta:page-count="2" meta:paragraph-count="23" meta:word-count="396" meta:character-count="2571" meta:non-whitespace-character-count="2209"/>
  </office:meta>
</office:document-meta>
</file>